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fo:font-size="14pt" fo:font-weight="normal" officeooo:rsid="001ee115" officeooo:paragraph-rsid="001ee115" style:font-size-asian="14pt" style:font-weight-asian="normal" style:font-size-complex="14pt" style:font-weight-complex="normal"/>
    </style:style>
    <style:style style:name="P5" style:family="paragraph" style:parent-style-name="Standard">
      <style:text-properties style:font-name="Tahoma" officeooo:rsid="001c6f99" officeooo:paragraph-rsid="001c6f99"/>
    </style:style>
    <style:style style:name="P6" style:family="paragraph" style:parent-style-name="Heading_20_1">
      <style:paragraph-properties fo:text-align="center" style:justify-single-word="false"/>
      <style:text-properties officeooo:rsid="00245d33" officeooo:paragraph-rsid="00245d33"/>
    </style:style>
    <style:style style:name="P7" style:family="paragraph" style:parent-style-name="Heading_20_2">
      <style:text-properties fo:font-size="14pt" fo:font-weight="normal" style:font-size-asian="14pt" style:font-weight-asian="normal" style:font-size-complex="14pt" style:font-weight-complex="normal"/>
    </style:style>
    <style:style style:name="P8"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9" style:family="paragraph" style:parent-style-name="Heading_20_2">
      <style:text-properties style:font-name="Tahoma" fo:font-size="14pt" fo:font-weight="normal" style:font-size-asian="14pt" style:font-weight-asian="normal" style:font-size-complex="14pt" style:font-weight-complex="normal"/>
    </style:style>
    <style:style style:name="P10" style:family="paragraph" style:parent-style-name="Heading_20_2">
      <style:text-properties officeooo:rsid="00254153" officeooo:paragraph-rsid="00254153"/>
    </style:style>
    <style:style style:name="P11" style:family="paragraph" style:parent-style-name="Heading_20_2">
      <style:text-properties style:font-name="Liberation Sans" fo:font-size="14pt" fo:font-weight="normal" officeooo:rsid="00254153" officeooo:paragraph-rsid="00254153" style:font-size-asian="14pt" style:font-weight-asian="normal" style:font-size-complex="14pt" style:font-weight-complex="normal"/>
    </style:style>
    <style:style style:name="P12" style:family="paragraph" style:parent-style-name="Standard">
      <style:text-properties style:font-name="Tahoma" officeooo:rsid="00245d33" officeooo:paragraph-rsid="00245d33"/>
    </style:style>
    <style:style style:name="P13" style:family="paragraph" style:parent-style-name="Standard">
      <style:text-properties style:font-name="Tahoma" fo:font-size="14pt" fo:font-weight="normal" officeooo:rsid="001ee115" officeooo:paragraph-rsid="00215a59" style:font-size-asian="14pt" style:font-weight-asian="normal" style:font-size-complex="14pt" style:font-weight-complex="normal"/>
    </style:style>
    <style:style style:name="P14" style:family="paragraph" style:parent-style-name="Standard">
      <style:text-properties style:font-name="Tahoma" fo:font-size="14pt" fo:font-weight="normal" officeooo:rsid="00254153" officeooo:paragraph-rsid="00254153" style:font-size-asian="14pt" style:font-weight-asian="normal" style:font-size-complex="14pt" style:font-weight-complex="normal"/>
    </style:style>
    <style:style style:name="P15" style:family="paragraph" style:parent-style-name="Standard">
      <style:text-properties style:font-name="Tahoma" fo:font-size="12pt" officeooo:rsid="00254153" officeooo:paragraph-rsid="00254153" style:font-size-asian="12pt" style:font-size-complex="12pt"/>
    </style:style>
    <style:style style:name="P16" style:family="paragraph" style:parent-style-name="Standard">
      <style:text-properties style:font-name="Tahoma" fo:font-size="12pt" officeooo:rsid="00259145" officeooo:paragraph-rsid="00259145" style:font-size-asian="12pt" style:font-size-complex="12pt"/>
    </style:style>
    <style:style style:name="P17" style:family="paragraph" style:parent-style-name="Standard">
      <style:text-properties style:font-name="Tahoma" officeooo:rsid="00254153" officeooo:paragraph-rsid="00254153"/>
    </style:style>
    <style:style style:name="T1" style:family="text">
      <style:text-properties officeooo:rsid="002003e4"/>
    </style:style>
    <style:style style:name="T2" style:family="text">
      <style:text-properties style:font-name="Tahoma" fo:font-size="12pt" fo:font-weight="normal" officeooo:rsid="001ee115" style:font-size-asian="12pt" style:font-weight-asian="normal" style:font-size-complex="12pt" style:font-weight-complex="normal"/>
    </style:style>
    <style:style style:name="T3" style:family="text">
      <style:text-properties officeooo:rsid="00254153"/>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54153" style:font-weight-asian="normal" style:font-weight-complex="normal"/>
    </style:style>
    <style:style style:name="T7" style:family="text">
      <style:text-properties fo:font-weight="normal" officeooo:rsid="00259145" style:font-weight-asian="normal" style:font-weight-complex="normal"/>
    </style:style>
    <style:style style:name="T8" style:family="text">
      <style:text-properties fo:font-weight="normal" officeooo:rsid="0025c6a4" style:font-weight-asian="normal" style:font-weight-complex="normal"/>
    </style:style>
    <style:style style:name="T9" style:family="text">
      <style:text-properties fo:font-weight="normal" officeooo:rsid="0025d133" style:font-weight-asian="normal" style:font-weight-complex="normal"/>
    </style:style>
    <style:style style:name="T10" style:family="text">
      <style:text-properties fo:font-weight="normal" officeooo:rsid="0025eeb3" style:font-weight-asian="normal" style:font-weight-complex="normal"/>
    </style:style>
    <style:style style:name="T11" style:family="text">
      <style:text-properties officeooo:rsid="0025c6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iikkoraportti 1.</text:h>
      <text:p text:style-name="P1"/>
      <text:p text:style-name="P5"/>
      <text:h text:style-name="P8" text:outline-level="2"><text:span text:style-name="T3">1. </text:span>Mitä opin tällä viikolla?</text:h>
      <text:p text:style-name="P12">Käytin ajast<text:span text:style-name="T11">a</text:span>n<text:span text:style-name="T11">i</text:span> suuren osan markovin mallien ymmärtämiseen, koska niiden kehuttiin olevan hyvä apu tekoälylle. En vieläkään ymmärrä niitä täysin, <text:span text:style-name="T3">mutta sain yksinkertaiselta tuntuvan toteutuksen tehtyä minkä pitäisi perustua markovin malliin. Tämä tekoäly ennustaa seuraavan siirron jo yllättävän hyvin. Opin, että testien kirjoittamisen voisi aloittaa aikaisemmin, ehkä jopa ennen metodin luontia.</text:span></text:p>
      <text:p text:style-name="P3"/>
      <text:h text:style-name="P10" text:outline-level="2"><text:span text:style-name="T4">2. Mitä jäi epäselväksi?</text:span></text:h>
      <text:p text:style-name="P16"><text:span text:style-name="T10">Mitä muita algoritmeja käyttäjän siirtojen ennustamiseen voisi käyttää</text:span><text:span text:style-name="T5">, miten ohjelman luokat kannattaa järjestää, miten testata luokkia jotka käyttävät käyttäjän antamaa syötettä, miten tekoälyä kannattaisi testata?</text:span></text:p>
      <text:p text:style-name="P13"><text:span text:style-name="T2"/></text:p>
      <text:h text:style-name="P7" text:outline-level="2">3. Miten ohjelma on edistynyt?</text:h>
      <text:p text:style-name="P15"><text:span text:style-name="T5">Ohjelma on edistynyt hyvin siinä suhteessa, että se on jo pelattava ja yksi tekoälyalgoritmi toimii pienellä säädöllä. Sain toteutettua myös metastrategiat tekoälylle, eli tekoäly osaa mm reagoida siihen, että pelaaja tietää mitä strategiaa tekoäly käyttää, ja myös siihen että pelaaja tietää että tekoäly tietää mitä pelaaja seuraavaksi valitsee. Metastrategioiden pisteytys vaati huomattavasti </text:span><text:span text:style-name="T7">käsin</text:span><text:span text:style-name="T5"> testa</text:span><text:span text:style-name="T7">amista</text:span><text:span text:style-name="T5">, eikä niistä lopulta ollut tuntuvasti hyötyä ihmispelaajia vastaan, </text:span><text:span text:style-name="T9">melkeinpä päinvastoin</text:span><text:span text:style-name="T5">. </text:span><text:span text:style-name="T9">Ohjelman laajuus yllätti testejä ja dokumentaatiota tehdessä.</text:span></text:p>
      <text:p text:style-name="P15"/>
      <text:h text:style-name="P11" text:outline-level="2">4. Mitä teen seuraavaksi?</text:h>
      <text:p text:style-name="P15"><text:span text:style-name="T5">Ideana on ollut lisätä muita ennustusalgoritmeja ja pisteyttää niiden suoritusta keskenään, ja valita näistä paras. Markovin mallia voisi myös laajentaa ottamaan huomioon esim 2 tai 3 aikaisempaa siirtoa. </text:span><text:span text:style-name="T7">Oma pelimoodi tekoäly vs tekoälyä vastaan voisi olla kätevä </text:span><text:span text:style-name="T8">testauksessa.</text:span></text:p>
      <text:p text:style-name="P14"/>
      <text:p text:style-name="P4"/>
      <text:p text:style-name="P4"/>
      <text:p text:style-name="P4"/>
      <text:h text:style-name="P9" text:outline-level="2"><text:span text:style-name="T1">3</text:span>. Lähteet</text:h>
      <text:p text:style-name="P17">http://csclub.uwaterloo.ca/~j3camero/contest/fall2009/sample_code.php</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23T00:05:42.843000000</dc:date>
    <meta:editing-duration>P1DT7H37M47S</meta:editing-duration>
    <meta:editing-cycles>5</meta:editing-cycles>
    <meta:generator>LibreOffice/4.2.7.2$Windows_x86 LibreOffice_project/933c0aa564ec4f8883ed5732c866db48dca4dac5</meta:generator>
    <meta:document-statistic meta:table-count="0" meta:image-count="0" meta:object-count="0" meta:page-count="1" meta:paragraph-count="11" meta:word-count="207" meta:character-count="1661" meta:non-whitespace-character-count="1465"/>
  </office:meta>
</office:document-meta>
</file>